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1021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 office:value-type="string">
            <text:p>300 + ???</text:p>
          </table:table-cell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1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Andi Clemens</text:p>
          </table:table-cell>
          <table:table-cell table:style-name="ce9" office:value-type="string">
            <text:p>YES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1"/>
          <table:table-cell office:value-type="string">
            <text:p>16.10/18.10. and 23.10./25.10.</text:p>
          </table:table-cell>
          <table:table-cell table:style-name="ce14" office:value-type="string">
            <text:p>digiKam Common Image Editor Preview Widget</text:p>
          </table:table-cell>
          <table:table-cell table:number-columns-repeated="1015"/>
        </table:table-row>
        <table:table-row table:style-name="ro2">
          <table:table-cell office:value-type="string">
            <text:p>Andreas Hugge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1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2">
          <table:table-cell office:value-type="string">
            <text:p>Kåre Sär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1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2">
          <table:table-cell office:value-type="string">
            <text:p>Luka Renk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 office:value-type="string">
            <text:p>Plane + train</text:p>
          </table:table-cell>
          <table:table-cell table:style-name="ce21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2">
          <table:table-cell office:value-type="string">
            <text:p>Pieter Edelma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1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2">
          <table:table-cell office:value-type="string">
            <text:p>Patrick Spendri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1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3">
          <table:table-cell office:value-type="string">
            <text:p>Michael G. Hansen</text:p>
          </table:table-cell>
          <table:table-cell table:style-name="ce9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1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2">
          <table:table-cell office:value-type="string">
            <text:p>Holger Foerster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a xlink:href="mailto:hamsi2k@freenet.de">hamsi2k@freenet.de</text:a></text:p>
          </table:table-cell>
          <table:table-cell table:style-name="ce16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1" office:value-type="string">
            <text:p>~220</text:p>
          </table:table-cell>
          <table:table-cell table:style-name="ce22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2">
          <table:table-cell office:value-type="string">
            <text:p>Torsten Rahn</text:p>
          </table:table-cell>
          <table:table-cell table:style-name="ce10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1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2">
          <table:table-cell office:value-type="string">
            <text:p>Mathias Welwarsky</text:p>
          </table:table-cell>
          <table:table-cell table:style-name="ce10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1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2">
          <table:table-cell office:value-type="string">
            <text:p>Andrea Diamantini</text:p>
          </table:table-cell>
          <table:table-cell table:style-name="ce10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1"/>
          <table:table-cell/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3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1"/>
          <table:table-cell table:style-name="ce14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Colin Guthrie</text:p>
          </table:table-cell>
          <table:table-cell table:style-name="ce11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1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2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2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1020"/>
        </table:table-row>
        <table:table-row table:style-name="ro2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2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1"/>
          <table:table-cell table:number-columns-repeated="1017"/>
        </table:table-row>
        <table:table-row table:style-name="ro2">
          <table:table-cell office:value-type="string">
            <text:p>Nicolas Ecureuil</text:p>
            <draw:frame table:end-cell-address="Feuille1.A33" table:end-x="0.422cm" table:end-y="0.391cm" draw:z-index="0" draw:name="https://mail.google.com/mail/images/cleardot.gif" draw:style-name="gr1" draw:text-style-name="P1" svg:width="0.422cm" svg:height="0.422cm" svg:x="0cm" svg:y="0.418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2">
          <table:table-cell office:value-type="string">
            <text:p>Julien Pontabry</text:p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2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1"/>
          <table:table-cell table:number-columns-repeated="1017"/>
        </table:table-row>
        <table:table-row table:style-name="ro2" table:number-rows-repeated="6">
          <table:table-cell table:style-name="ce7"/>
          <table:table-cell table:number-columns-repeated="1023"/>
        </table:table-row>
        <table:table-row table:style-name="ro2">
          <table:table-cell table:style-name="ce7"/>
          <table:table-cell table:number-columns-repeated="1023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17/09/2009</text:date>, <text:time>09:4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7T09:46:17</dc:date>
    <meta:editing-duration>PT03H04M56S</meta:editing-duration>
    <meta:editing-cycles>53</meta:editing-cycles>
    <meta:generator>OpenOffice.org/3.0$Linux OpenOffice.org_project/300m15$Build-9379</meta:generator>
    <meta:document-statistic meta:table-count="3" meta:cell-count="162" meta:object-count="1"/>
    <meta:user-defined meta:name="Info 1"/>
    <meta:user-defined meta:name="Info 2"/>
    <meta:user-defined meta:name="Info 3"/>
    <meta:user-defined meta:name="Info 4"/>
  </office:meta>
</office:document-meta>
</file>